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277.91pt"/>
    </style:style>
    <style:style style:name="co5" style:family="table-column">
      <style:table-column-properties fo:break-before="auto" style:column-width="225.4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109.4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font-size-asian="10pt" style:font-size-complex="10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  <style:style style:name="T1" style:family="text">
      <style:text-properties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office:value-type="string" calcext:value-type="string">
            <text:p>Variable Name</text:p>
          </table:table-cell>
          <table:table-cell table:style-name="ce1" office:value-type="string" calcext:value-type="string">
            <text:p>Variable Cod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Shift</text:p>
          </table:table-cell>
          <table:table-cell office:value-type="string" calcext:value-type="string">
            <text:p>pol_shift</text:p>
          </table:table-cell>
          <table:table-cell office:value-type="string" calcext:value-type="string">
            <text:p>The Database of Political Institutions</text:p>
          </table:table-cell>
          <table:table-cell office:value-type="string" calcext:value-type="string">
            <text:p>Integer. Equal to -1 if there’s a shift to the left, 1 to the right and 0 if no shift</text:p>
          </table:table-cell>
          <table:table-cell/>
          <table:table-cell office:value-type="string" calcext:value-type="string">
            <text:p><text:a xlink:href="http://www.iadb.org/en/research-and-data/publication-details,3169.html?pub_id=IDB-DB-121" xlink:type="simple">http://www.iadb.org/en/research-and-data/publication-details,3169.html?pub_id=IDB-DB-121</text:a></text:p>
          </table:table-cell>
          <table:table-cell table:style-name="ce8" office:value-type="date" office:date-value="2016-11-29" calcext:value-type="date">
            <text:p>2016-11-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mberg $$$ PP</text:p>
          </table:table-cell>
          <table:table-cell office:value-type="string" calcext:value-type="string">
            <text:p>bloomberg_amount_pp</text:p>
          </table:table-cell>
          <table:table-cell office:value-type="string" calcext:value-type="string">
            <text:p>Bloomberg Initiative</text:p>
          </table:table-cell>
          <table:table-cell office:value-type="string" calcext:value-type="string">
            <text:p>Continuous. Per-capita amount of funds provided by the Bloomberg initiative in that country in that year.</text:p>
          </table:table-cell>
          <table:table-cell office:value-type="string" calcext:value-type="string">
            <text:p>Divided by population, and later by its standard deviation</text:p>
          </table:table-cell>
          <table:table-cell table:style-name="ce7" office:value-type="string" calcext:value-type="string" table:number-columns-spanned="1" table:number-rows-spanned="4">
            <text:p><text:a xlink:href="http://tobaccocontrolgrants.org/Pages/40/What-we-fund?who_region=&amp;country_id=&amp;amount=&amp;date_type=1&amp;date_from=&amp;date_to=&amp;viewall=View+All" xlink:type="simple">http://tobaccocontrolgrants.org/Pages/40/What-we-fund?who_region=&amp;country_id=&amp;amount=&amp;date_type=1&amp;date_from=&amp;date_to=&amp;viewall=View+All</text:a></text:p>
          </table:table-cell>
          <table:table-cell table:style-name="ce9" office:value-type="date" office:date-value="2016-11-28" calcext:value-type="date" table:number-columns-spanned="1" table:number-rows-spanned="4">
            <text:p>2016-11-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mberg #</text:p>
          </table:table-cell>
          <table:table-cell office:value-type="string" calcext:value-type="string">
            <text:p>bloomberg_count</text:p>
          </table:table-cell>
          <table:table-cell office:value-type="string" calcext:value-type="string">
            <text:p>Bloomberg Initiative</text:p>
          </table:table-cell>
          <table:table-cell office:value-type="string" calcext:value-type="string">
            <text:p>Count. Total number of projects funded by the Bloomberg initiative in that country in that year.</text:p>
          </table:table-cell>
          <table:table-cell office:value-type="string" calcext:value-type="string">
            <text:p>None</text:p>
          </table:table-cell>
          <table:covered-table-cell/>
          <table:covered-table-cell table:style-name="ce8"/>
          <table:table-cell table:number-columns-repeated="1017"/>
        </table:table-row>
        <table:table-row table:style-name="ro3">
          <table:table-cell office:value-type="string" calcext:value-type="string">
            <text:p>Bloomberg FCTC $$$ PP</text:p>
          </table:table-cell>
          <table:table-cell office:value-type="string" calcext:value-type="string">
            <text:p>bloomberg_fctc_amount_pp</text:p>
          </table:table-cell>
          <table:table-cell office:value-type="string" calcext:value-type="string">
            <text:p>Bloomberg Initiative</text:p>
          </table:table-cell>
          <table:table-cell table:style-name="ce5" office:value-type="string" calcext:value-type="string">
            <text:p>Continuous. Per-capita amount of funds provided by the Bloomberg initiative in that country in that year for FCTC related projects only.</text:p>
          </table:table-cell>
          <table:table-cell office:value-type="string" calcext:value-type="string">
            <text:p>Divided by population, and later by its standard deviation</text:p>
          </table:table-cell>
          <table:covered-table-cell/>
          <table:covered-table-cell table:style-name="ce8"/>
          <table:table-cell table:number-columns-repeated="1017"/>
        </table:table-row>
        <table:table-row table:style-name="ro3">
          <table:table-cell office:value-type="string" calcext:value-type="string">
            <text:p>Bloomberg FCTC #</text:p>
          </table:table-cell>
          <table:table-cell office:value-type="string" calcext:value-type="string">
            <text:p>bloomberg_fctc_count</text:p>
          </table:table-cell>
          <table:table-cell office:value-type="string" calcext:value-type="string">
            <text:p>Bloomberg Initiative</text:p>
          </table:table-cell>
          <table:table-cell office:value-type="string" calcext:value-type="string">
            <text:p>Count. Total number of projects funded by the Bloomberg initiative in that country in that year for FCTC related projects only.</text:p>
          </table:table-cell>
          <table:table-cell office:value-type="string" calcext:value-type="string">
            <text:p>None</text:p>
          </table:table-cell>
          <table:covered-table-cell/>
          <table:covered-table-cell table:style-name="ce8"/>
          <table:table-cell table:number-columns-repeated="1017"/>
        </table:table-row>
        <table:table-row table:style-name="ro4">
          <table:table-cell office:value-type="string" calcext:value-type="string">
            <text:p>Gov. Ownership</text:p>
          </table:table-cell>
          <table:table-cell office:value-type="string" calcext:value-type="string">
            <text:p>gov_own</text:p>
          </table:table-cell>
          <table:table-cell table:style-name="ce4" office:value-type="string" calcext:value-type="string">
            <text:p><text:span text:style-name="T1">U.S. National Cancer Institute and World Health Organization. The Economics of</text:span></text:p>
            <text:p><text:span text:style-name="T1">Tobacco and Tobacco Control. National Cancer Institute Tobacco Control Monograph</text:span></text:p>
            <text:p><text:span text:style-name="T1">21. NIH Publication No. 16-CA-8029A. Bethesda, MD: U.S. Department of Health and</text:span></text:p>
            <text:p><text:span text:style-name="T1">Human Services, National Institutes of Health, National Cancer Institute; and Geneva,</text:span></text:p>
            <text:p><text:span text:style-name="T1">CH: World Health Organization; 2016.</text:span></text:p>
          </table:table-cell>
          <table:table-cell office:value-type="string" calcext:value-type="string">
            <text:p>Binary equal to 1 if the government has some sort of control over the tobacco industry.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<text:span text:style-name="T2"><text:a xlink:href="http://cancercontrol.cancer.gov/brp/tcrb/monographs/21/index.html" xlink:type="simple">http://cancercontrol.cancer.gov/brp/tcrb/monographs/21/index.html</text:a></text:span>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um_art05, sum_art06, sum_art08, sum_art11, sum_art13</text:p>
          </table:table-cell>
          <table:table-cell office:value-type="string" calcext:value-type="string">
            <text:p>WHO FCTC Implementation Database</text:p>
          </table:table-cell>
          <table:table-cell office:value-type="string" calcext:value-type="string">
            <text:p>Count. Count of the number of items in which the respondent answered “yes” for each report. This was done for Articles 5, 6, 8, 11, and 13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a xlink:href="http://apps.who.int/fctc/implementation/database" xlink:type="simple">http://apps.who.int/fctc/implementation/database</text:a></text:p>
          </table:table-cell>
          <table:table-cell table:style-name="ce8" office:value-type="date" office:date-value="2017-09-06" calcext:value-type="date">
            <text:p>2017-09-06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Lagged Exposure (rho)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Count. Lagged exposure computed as the average number of items implemented by i’s neighbors. This depends on the type of network used.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2" office:value-type="string" calcext:value-type="string">
            <text:p>WHO Region</text:p>
          </table:table-cell>
          <table:table-cell/>
          <table:table-cell table:style-name="ce5" office:value-type="string" calcext:value-type="string">
            <text:p>WHO Region</text:p>
          </table:table-cell>
          <table:table-cell table:style-name="ce5" office:value-type="string" calcext:value-type="string">
            <text:p>Binary. One per region (America is the reference) equal to one if the country belongs to that region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a xlink:href="http://www.who.int/about/regions/en/" xlink:type="simple">http://www.who.int/about/regions/en/</text:a>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cracy</text:p>
          </table:table-cell>
          <table:table-cell office:value-type="string" calcext:value-type="string">
            <text:p>democra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DP pp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GDP per capita</text:p>
          </table:table-cell>
          <table:table-cell office:value-type="string" calcext:value-type="string">
            <text:p>Continuous. Per-capita GDP</text:p>
          </table:table-cell>
          <table:table-cell office:value-type="string" calcext:value-type="string">
            <text:p>Divided by its standard deviation</text:p>
          </table:table-cell>
          <table:table-cell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8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bacco Prod. PP</text:p>
          </table:table-cell>
          <table:table-cell office:value-type="string" calcext:value-type="string">
            <text:p>tobac_prod_pp</text:p>
          </table:table-cell>
          <table:table-cell office:value-type="string" calcext:value-type="string">
            <text:p>Food and Agriculture Organization of the United Nations Statistics Division</text:p>
          </table:table-cell>
          <table:table-cell office:value-type="string" calcext:value-type="string">
            <text:p>Tobacco production (in tons): Gross Production Value (constant 2004-2006 1000 I$)</text:p>
          </table:table-cell>
          <table:table-cell office:value-type="string" calcext:value-type="string">
            <text:p>Divided by population, and later by its standard dev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% Female Smoke</text:p>
          </table:table-cell>
          <table:table-cell office:value-type="string" calcext:value-type="string">
            <text:p>perc_female_smoke</text:p>
          </table:table-cell>
          <table:table-cell office:value-type="string" calcext:value-type="string">
            <text:p>Smoking prevalence Female</text:p>
          </table:table-cell>
          <table:table-cell office:value-type="string" calcext:value-type="string">
            <text:p>Continuous.</text:p>
          </table:table-cell>
          <table:table-cell table:style-name="Default" office:value-type="string" calcext:value-type="string">
            <text:p>Divided by its standard deviation</text:p>
          </table:table-cell>
          <table:table-cell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8" office:value-type="date" office:date-value="2013-02-06" calcext:value-type="date">
            <text:p>2013-02-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Male Smoke</text:p>
          </table:table-cell>
          <table:table-cell office:value-type="string" calcext:value-type="string">
            <text:p>perc_male_smoke</text:p>
          </table:table-cell>
          <table:table-cell office:value-type="string" calcext:value-type="string">
            <text:p>Smoking prevalence Male</text:p>
          </table:table-cell>
          <table:table-cell office:value-type="string" calcext:value-type="string">
            <text:p>Continuous.</text:p>
          </table:table-cell>
          <table:table-cell table:style-name="ce6" office:value-type="string" calcext:value-type="string">
            <text:p>Divided by its standard deviation</text:p>
          </table:table-cell>
          <table:table-cell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8" office:value-type="date" office:date-value="2013-02-06" calcext:value-type="date">
            <text:p>2013-02-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Percent female in labor force</text:p>
          </table:table-cell>
          <table:table-cell/>
          <table:table-cell table:style-name="ce5" office:value-type="string" calcext:value-type="string">
            <text:p>Divided by its standard deviation</text:p>
          </table:table-cell>
          <table:table-cell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8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men’s rights</text:p>
          </table:table-cell>
          <table:table-cell office:value-type="string" calcext:value-type="string">
            <text:p>womens_rights</text:p>
          </table:table-cell>
          <table:table-cell table:style-name="Default" office:value-type="string" calcext:value-type="string">
            <text:p>The Cingranelli-Richards (CIRI) Human Rights Dataset (measure acquired from “Teorell, Jan, Stefan Dahlberg, Sören Holmberg, Bo Rothstein, Felix Hartmann &amp; Richard Svensson. 2015. The Quality of Government Standard Dataset, version Jan15. University of Gothenburg: The Quality of Government Institute, <text:a xlink:href="http://www.qog.pol.gu.se/" xlink:type="simple">http://www.qog.pol.gu.se</text:a>.”</text:p>
          </table:table-cell>
          <table:table-cell table:style-name="ce6" office:value-type="string" calcext:value-type="string">
            <text:p>Binary. Female involvement in politics: ciri_wopol, Women’s political rights</text:p>
          </table:table-cell>
          <table:table-cell table:style-name="ce6" office:value-type="string" calcext:value-type="string">
            <text:p>2012 and 2013 values replaced with 2011 values as data was not available for these years. <text:s/>This was dichotomized with values 0 and 1 coded as 0 and 2 and 3 coded as 1. Somalia was missing data for all years and was coded as 0. Divided by its standard devi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e World Bank</text:p>
          </table:table-cell>
          <table:table-cell/>
          <table:table-cell table:style-name="ce5" office:value-type="string" calcext:value-type="string">
            <text:p>Divided by its standard deviation</text:p>
          </table:table-cell>
          <table:table-cell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8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Years since Ratif.</text:p>
          </table:table-cell>
          <table:table-cell office:value-type="string" calcext:value-type="string">
            <text:p>United Nations Treaty Collection</text:p>
          </table:table-cell>
          <table:table-cell office:value-type="string" calcext:value-type="string">
            <text:p>Count. Number of years passed since the ratification.</text:p>
          </table:table-cell>
          <table:table-cell office:value-type="string" calcext:value-type="string">
            <text:p>If ratified during or after 2010, set equal to 0</text:p>
          </table:table-cell>
          <table:table-cell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8" office:value-type="date" office:date-value="2016-11-28" calcext:value-type="date">
            <text:p>2016-11-28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Years since Sign.</text:p>
          </table:table-cell>
          <table:table-cell office:value-type="string" calcext:value-type="string">
            <text:p>United Nations Treaty Collection</text:p>
          </table:table-cell>
          <table:table-cell office:value-type="string" calcext:value-type="string">
            <text:p>Count. Number of years passed since the signature.</text:p>
          </table:table-cell>
          <table:table-cell table:style-name="ce5" office:value-type="string" calcext:value-type="string">
            <text:p>If signed during or after 2010, set equal to 0</text:p>
          </table:table-cell>
          <table:table-cell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8" office:value-type="date" office:date-value="2016-11-28" calcext:value-type="date">
            <text:p>2016-11-28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Gerald Vega Yon</meta:initial-creator>
    <meta:creation-date>2018-02-28T11:57:48.116825149</meta:creation-date>
    <dc:date>2018-02-28T14:07:09.905860048</dc:date>
    <dc:creator>George Gerald Vega Yon</dc:creator>
    <meta:editing-duration>PT1H18M34S</meta:editing-duration>
    <meta:editing-cycles>19</meta:editing-cycles>
    <meta:generator>LibreOffice/5.2.5.1$Linux_X86_64 LibreOffice_project/20m0$Build-1</meta:generator>
    <meta:document-statistic meta:table-count="1" meta:cell-count="116" meta:object-count="0"/>
  </office:meta>
</office:document-meta>
</file>